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 manifest:full-path="Object 3/Pictures/2000000D000000DF000000DF334F448F.svm"/>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35cm"/>
    </style:style>
    <style:style style:name="co3" style:family="table-column">
      <style:table-column-properties fo:break-before="auto" style:column-width="5.286cm"/>
    </style:style>
    <style:style style:name="co4" style:family="table-column">
      <style:table-column-properties fo:break-before="auto" style:column-width="3.223cm"/>
    </style:style>
    <style:style style:name="co5" style:family="table-column">
      <style:table-column-properties fo:break-before="auto" style:column-width="9.23cm"/>
    </style:style>
    <style:style style:name="co6" style:family="table-column">
      <style:table-column-properties fo:break-before="auto" style:column-width="1.314cm"/>
    </style:style>
    <style:style style:name="ro1" style:family="table-row">
      <style:table-row-properties style:row-height="0.77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36cm"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order-bottom="0.035cm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182c63"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035cm solid #000000" fo:background-color="#eaeaea" style:diagonal-bl-tr="none" style:diagonal-tl-br="none" fo:border-left="none" fo:border-right="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035cm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3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data-style-name="N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 style:family="table-cell" style:parent-style-name="Default">
      <style:table-cell-properties fo:background-color="#ffffcc"/>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0.035cm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able-cell-properties fo:background-color="#ffffcc"/>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1"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035cm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 style:family="table-cell" style:parent-style-name="Default">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26cm" svg:stroke-color="#eaeaea" draw:stroke-linejoin="miter"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gr3" style:family="graphic">
      <style:graphic-properties draw:stroke="none" draw:fill="none" draw:ole-draw-aspect="1"/>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text-outline="false" style:text-line-through-style="none" style:font-name="Arial1"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0"/>
        <table:table-column table:style-name="co1" table:default-cell-style-name="Default"/>
        <table:table-column table:style-name="co1" table:default-cell-style-name="ce13"/>
        <table:table-column table:style-name="co1" table:default-cell-style-name="ce14"/>
        <table:table-column table:style-name="co4"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Excel Timeline Template</text:p>
          </table:table-cell>
          <table:table-cell table:style-name="ce2" table:number-columns-repeated="3"/>
          <table:table-cell table:style-name="ce12"/>
          <table:table-cell table:style-name="ce2">
            <draw:frame table:end-cell-address="Timeline.G1" table:end-x="3.212cm" table:end-y="0.738cm" draw:z-index="1" draw:name="Picture 8" draw:style-name="gr1" draw:text-style-name="P1" svg:width="4.896cm" svg:height="0.738cm" svg:x="0.084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text:p><text:span text:style-name="T10"><text:a xlink:href="http://www.vertex42.com/ExcelArticles/create-a-timeline.html">http://www.vertex42.com/ExcelArticles/create-a-timeline.html</text:a></text:span></text:p>
          </table:table-cell>
          <table:table-cell table:style-name="ce18" table:number-columns-repeated="1015"/>
        </table:table-row>
        <table:table-row table:style-name="ro2">
          <table:table-cell/>
          <table:table-cell table:style-name="Default" table:number-columns-repeated="2"/>
          <table:table-cell/>
          <table:table-cell table:style-name="Default" table:number-columns-repeated="2"/>
          <table:table-cell table:style-name="ce16" office:value-type="string">
            <office:annotation draw:style-name="gr4" draw:text-style-name="P3" svg:width="13.258cm" svg:height="15.236cm" svg:x="18.304cm" svg:y="0.494cm" draw:caption-point-x="-0.425cm" draw:caption-point-y="0.287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text:p>Title:</text:p>
          </table:table-cell>
          <table:table-cell table:style-name="ce8" office:value-type="string">
            <text:p>Events in the Life of Benjamin Franklin</text:p>
          </table:table-cell>
          <table:table-cell/>
          <table:table-cell table:style-name="Default" table:number-columns-repeated="3"/>
          <table:table-cell/>
          <table:table-cell>
            <draw:custom-shape table:end-cell-address="Timeline.J25" table:end-x="0.002cm" table:end-y="0.229cm" draw:z-index="0" draw:name="Rectangle 7" draw:style-name="gr2" draw:text-style-name="P2" svg:width="9.198cm" svg:height="13.137cm" svg:x="0cm" svg:y="0.42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3">
          <table:table-cell/>
          <table:table-cell table:style-name="ce4" office:value-type="string">
            <text:p>Year</text:p>
          </table:table-cell>
          <table:table-cell table:style-name="ce9" office:value-type="string">
            <text:p>Event</text:p>
          </table:table-cell>
          <table:table-cell table:style-name="ce11" office:value-type="string">
            <text:p>[42]</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0" office:value-type="string">
            <text:p>Instructions</text:p>
          </table:table-cell>
          <table:table-cell table:number-columns-repeated="1015"/>
        </table:table-row>
        <table:table-row table:style-name="ro2">
          <table:table-cell/>
          <table:table-cell office:value-type="date" office:date-value="2015-03-25">
            <text:p>25.03.15</text:p>
          </table:table-cell>
          <table:table-cell office:value-type="string">
            <text:p>Start des Semesters</text:p>
          </table:table-cell>
          <table:table-cell/>
          <table:table-cell office:value-type="float" office:value="15">
            <text:p>15</text:p>
          </table:table-cell>
          <table:table-cell office:value-type="date" office:date-value="2015-03-25">
            <text:p>25.03.15</text:p>
          </table:table-cell>
          <table:table-cell office:value-type="string">
            <text:p>Start des Semesters</text:p>
          </table:table-cell>
          <table:table-cell office:value-type="string">
            <text:p><text:s/></text:p>
          </table:table-cell>
          <table:table-cell table:number-columns-repeated="1016"/>
        </table:table-row>
        <table:table-row table:style-name="ro4">
          <table:table-cell/>
          <table:table-cell office:value-type="date" office:date-value="2015-04-01">
            <text:p>01.04.15</text:p>
          </table:table-cell>
          <table:table-cell office:value-type="string">
            <text:p>Lauffähige RoboCup</text:p>
            <text:p>Umgebung</text:p>
          </table:table-cell>
          <table:table-cell/>
          <table:table-cell office:value-type="float" office:value="-15">
            <text:p>-15</text:p>
          </table:table-cell>
          <table:table-cell office:value-type="date" office:date-value="2015-04-01">
            <text:p>01.04.15</text:p>
          </table:table-cell>
          <table:table-cell office:value-type="string">
            <text:p>Lauffähige RoboCup</text:p>
            <text:p>Umgebung</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11">
            <text:p>11.04.15</text:p>
          </table:table-cell>
          <table:table-cell office:value-type="string">
            <text:p>Analyse</text:p>
            <text:p>Debuggingtools</text:p>
          </table:table-cell>
          <table:table-cell/>
          <table:table-cell office:value-type="float" office:value="5">
            <text:p>5</text:p>
          </table:table-cell>
          <table:table-cell office:value-type="date" office:date-value="2015-04-11">
            <text:p>11.04.15</text:p>
          </table:table-cell>
          <table:table-cell office:value-type="string">
            <text:p>Analyse</text:p>
            <text:p>Debuggingtools</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02">
            <text:p>02.04.15</text:p>
          </table:table-cell>
          <table:table-cell office:value-type="string">
            <text:p>Testen verschiedener</text:p>
            <text:p>Frameworks</text:p>
          </table:table-cell>
          <table:table-cell/>
          <table:table-cell office:value-type="float" office:value="10">
            <text:p>10</text:p>
          </table:table-cell>
          <table:table-cell office:value-type="date" office:date-value="2015-04-02">
            <text:p>02.04.15</text:p>
          </table:table-cell>
          <table:table-cell office:value-type="string">
            <text:p>Testen verschiedener</text:p>
            <text:p>Frameworks</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08">
            <text:p>08.04.15</text:p>
          </table:table-cell>
          <table:table-cell office:value-type="string">
            <text:p>Auswahl:</text:p>
            <text:p>Magma Offenburg</text:p>
          </table:table-cell>
          <table:table-cell/>
          <table:table-cell office:value-type="float" office:value="-10">
            <text:p>-10</text:p>
          </table:table-cell>
          <table:table-cell office:value-type="date" office:date-value="2015-04-08">
            <text:p>08.04.15</text:p>
          </table:table-cell>
          <table:table-cell office:value-type="string">
            <text:p>Auswahl:</text:p>
            <text:p>Magma Offenburg</text:p>
          </table:table-cell>
          <table:table-cell office:value-type="string">
            <text:p><text:s/></text:p>
          </table:table-cell>
          <table:table-cell table:style-name="ce18"/>
          <table:table-cell table:number-columns-repeated="1015"/>
        </table:table-row>
        <table:table-row table:style-name="ro2">
          <table:table-cell/>
          <table:table-cell office:value-type="date" office:date-value="2015-04-28">
            <text:p>28.04.15</text:p>
          </table:table-cell>
          <table:table-cell office:value-type="string">
            <text:p>Integration RoboViz</text:p>
          </table:table-cell>
          <table:table-cell/>
          <table:table-cell office:value-type="float" office:value="-15">
            <text:p>-15</text:p>
          </table:table-cell>
          <table:table-cell office:value-type="date" office:date-value="2015-04-28">
            <text:p>28.04.15</text:p>
          </table:table-cell>
          <table:table-cell office:value-type="string">
            <text:p>Integration RoboViz</text:p>
          </table:table-cell>
          <table:table-cell office:value-type="string">
            <text:p><text:s/></text:p>
          </table:table-cell>
          <table:table-cell table:number-columns-repeated="1016"/>
        </table:table-row>
        <table:table-row table:style-name="ro4">
          <table:table-cell/>
          <table:table-cell office:value-type="date" office:date-value="2015-04-29">
            <text:p>29.04.15</text:p>
          </table:table-cell>
          <table:table-cell office:value-type="string">
            <text:p>Team</text:p>
            <text:p>Neustrukturierung</text:p>
          </table:table-cell>
          <table:table-cell/>
          <table:table-cell office:value-type="float" office:value="5">
            <text:p>5</text:p>
          </table:table-cell>
          <table:table-cell office:value-type="date" office:date-value="2015-04-29">
            <text:p>29.04.15</text:p>
          </table:table-cell>
          <table:table-cell office:value-type="string">
            <text:p>Team</text:p>
            <text:p>Neustrukturierung</text:p>
          </table:table-cell>
          <table:table-cell office:value-type="string">
            <text:p><text:s/></text:p>
          </table:table-cell>
          <table:table-cell table:number-columns-repeated="1016"/>
        </table:table-row>
        <table:table-row table:style-name="ro2">
          <table:table-cell/>
          <table:table-cell office:value-type="date" office:date-value="2015-05-06">
            <text:p>06.05.15</text:p>
          </table:table-cell>
          <table:table-cell office:value-type="string">
            <text:p>Lauf-Optimierung</text:p>
          </table:table-cell>
          <table:table-cell/>
          <table:table-cell office:value-type="float" office:value="10">
            <text:p>10</text:p>
          </table:table-cell>
          <table:table-cell office:value-type="date" office:date-value="2015-05-06">
            <text:p>06.05.15</text:p>
          </table:table-cell>
          <table:table-cell office:value-type="string">
            <text:p>Lauf-Optimierung</text:p>
          </table:table-cell>
          <table:table-cell office:value-type="string">
            <text:p><text:s/></text:p>
          </table:table-cell>
          <table:table-cell table:number-columns-repeated="1016"/>
        </table:table-row>
        <table:table-row table:style-name="ro4">
          <table:table-cell/>
          <table:table-cell office:value-type="date" office:date-value="2015-05-19">
            <text:p>19.05.15</text:p>
          </table:table-cell>
          <table:table-cell office:value-type="string">
            <text:p>Aktualisierung der</text:p>
            <text:p>Server-Config</text:p>
          </table:table-cell>
          <table:table-cell/>
          <table:table-cell office:value-type="float" office:value="-10">
            <text:p>-10</text:p>
          </table:table-cell>
          <table:table-cell office:value-type="date" office:date-value="2015-05-20">
            <text:p>20.05.15</text:p>
          </table:table-cell>
          <table:table-cell office:value-type="string">
            <text:p>Aktualisierung der</text:p>
            <text:p>Server-Config</text:p>
          </table:table-cell>
          <table:table-cell office:value-type="string">
            <text:p><text:s/></text:p>
          </table:table-cell>
          <table:table-cell table:number-columns-repeated="1016"/>
        </table:table-row>
        <table:table-row table:style-name="ro4">
          <table:table-cell/>
          <table:table-cell office:value-type="date" office:date-value="2015-05-26">
            <text:p>26.05.15</text:p>
          </table:table-cell>
          <table:table-cell office:value-type="string">
            <text:p>Kicking Challenge</text:p>
            <text:p>Prototyp</text:p>
          </table:table-cell>
          <table:table-cell/>
          <table:table-cell office:value-type="float" office:value="10">
            <text:p>10</text:p>
          </table:table-cell>
          <table:table-cell office:value-type="date" office:date-value="2015-05-27">
            <text:p>27.05.15</text:p>
          </table:table-cell>
          <table:table-cell office:value-type="string">
            <text:p>Kicking Challenge</text:p>
            <text:p>Prototyp</text:p>
          </table:table-cell>
          <table:table-cell office:value-type="string">
            <text:p><text:s/></text:p>
          </table:table-cell>
          <table:table-cell table:number-columns-repeated="1016"/>
        </table:table-row>
        <table:table-row table:style-name="ro4">
          <table:table-cell/>
          <table:table-cell office:value-type="date" office:date-value="2015-06-03">
            <text:p>03.06.15</text:p>
          </table:table-cell>
          <table:table-cell office:value-type="string">
            <text:p>Einarbeitung ins </text:p>
            <text:p>Regelwerk</text:p>
          </table:table-cell>
          <table:table-cell/>
          <table:table-cell office:value-type="float" office:value="-20">
            <text:p>-20</text:p>
          </table:table-cell>
          <table:table-cell office:value-type="date" office:date-value="2015-06-03">
            <text:p>03.06.15</text:p>
          </table:table-cell>
          <table:table-cell office:value-type="string">
            <text:p>Einarbeitung ins </text:p>
            <text:p>Regelwerk</text:p>
          </table:table-cell>
          <table:table-cell office:value-type="string">
            <text:p><text:s/></text:p>
          </table:table-cell>
          <table:table-cell table:number-columns-repeated="1016"/>
        </table:table-row>
        <table:table-row table:style-name="ro4">
          <table:table-cell/>
          <table:table-cell office:value-type="date" office:date-value="2015-06-05">
            <text:p>05.06.15</text:p>
          </table:table-cell>
          <table:table-cell office:value-type="string">
            <text:p>Eigenes</text:p>
            <text:p>Agent-Modell</text:p>
          </table:table-cell>
          <table:table-cell/>
          <table:table-cell office:value-type="float" office:value="-15">
            <text:p>-15</text:p>
          </table:table-cell>
          <table:table-cell office:value-type="date" office:date-value="2015-06-05">
            <text:p>05.06.15</text:p>
          </table:table-cell>
          <table:table-cell office:value-type="string">
            <text:p>Eigenes</text:p>
            <text:p>Agent-Modell</text:p>
          </table:table-cell>
          <table:table-cell table:number-columns-repeated="1017"/>
        </table:table-row>
        <table:table-row table:style-name="ro4">
          <table:table-cell/>
          <table:table-cell office:value-type="date" office:date-value="2015-06-10">
            <text:p>10.06.15</text:p>
          </table:table-cell>
          <table:table-cell office:value-type="string">
            <text:p>KI's für </text:p>
            <text:p>Standardsituationen</text:p>
          </table:table-cell>
          <table:table-cell/>
          <table:table-cell office:value-type="float" office:value="-10">
            <text:p>-10</text:p>
          </table:table-cell>
          <table:table-cell office:value-type="date" office:date-value="2015-06-10">
            <text:p>10.06.15</text:p>
          </table:table-cell>
          <table:table-cell office:value-type="string">
            <text:p>KI's für </text:p>
            <text:p>Standardsituationen</text:p>
          </table:table-cell>
          <table:table-cell table:number-columns-repeated="1017"/>
        </table:table-row>
        <table:table-row table:style-name="ro2">
          <table:table-cell/>
          <table:table-cell office:value-type="date" office:date-value="2015-06-12">
            <text:p>12.06.15</text:p>
          </table:table-cell>
          <table:table-cell office:value-type="string">
            <text:p>Dribbeln</text:p>
          </table:table-cell>
          <table:table-cell/>
          <table:table-cell office:value-type="float" office:value="15">
            <text:p>15</text:p>
          </table:table-cell>
          <table:table-cell office:value-type="date" office:date-value="2015-06-12">
            <text:p>12.06.15</text:p>
          </table:table-cell>
          <table:table-cell office:value-type="string">
            <text:p>Dribbeln</text:p>
          </table:table-cell>
          <table:table-cell table:number-columns-repeated="1017"/>
        </table:table-row>
        <table:table-row table:style-name="ro4">
          <table:table-cell/>
          <table:table-cell office:value-type="date" office:date-value="2015-06-17">
            <text:p>17.06.15</text:p>
          </table:table-cell>
          <table:table-cell office:value-type="string">
            <text:p>Festlegen der</text:p>
            <text:p>Challenges</text:p>
          </table:table-cell>
          <table:table-cell/>
          <table:table-cell office:value-type="float" office:value="-5">
            <text:p>-5</text:p>
          </table:table-cell>
          <table:table-cell office:value-type="date" office:date-value="2015-06-17">
            <text:p>17.06.15</text:p>
          </table:table-cell>
          <table:table-cell office:value-type="string">
            <text:p>Festlegen der</text:p>
            <text:p>Challenges</text:p>
          </table:table-cell>
          <table:table-cell table:number-columns-repeated="1017"/>
        </table:table-row>
        <table:table-row table:style-name="ro2">
          <table:table-cell/>
          <table:table-cell office:value-type="date" office:date-value="2015-06-23">
            <text:p>23.06.15</text:p>
          </table:table-cell>
          <table:table-cell office:value-type="string">
            <text:p>Manuelle Steuerung</text:p>
          </table:table-cell>
          <table:table-cell/>
          <table:table-cell office:value-type="float" office:value="-15">
            <text:p>-15</text:p>
          </table:table-cell>
          <table:table-cell office:value-type="date" office:date-value="2015-06-23">
            <text:p>23.06.15</text:p>
          </table:table-cell>
          <table:table-cell office:value-type="string">
            <text:p>Manuelle Steuerung</text:p>
          </table:table-cell>
          <table:table-cell table:number-columns-repeated="1017"/>
        </table:table-row>
        <table:table-row table:style-name="ro4">
          <table:table-cell/>
          <table:table-cell office:value-type="date" office:date-value="2015-06-24">
            <text:p>24.06.15</text:p>
          </table:table-cell>
          <table:table-cell office:value-type="string">
            <text:p>Implementierung der</text:p>
            <text:p>Kicking Challenges</text:p>
          </table:table-cell>
          <table:table-cell/>
          <table:table-cell office:value-type="float" office:value="10">
            <text:p>10</text:p>
          </table:table-cell>
          <table:table-cell office:value-type="date" office:date-value="2015-06-24">
            <text:p>24.06.15</text:p>
          </table:table-cell>
          <table:table-cell office:value-type="string">
            <text:p>Implementierung der</text:p>
            <text:p>Kicking Challenges</text:p>
          </table:table-cell>
          <table:table-cell table:number-columns-repeated="1017"/>
        </table:table-row>
        <table:table-row table:style-name="ro2">
          <table:table-cell/>
          <table:table-cell office:value-type="date" office:date-value="2015-06-27">
            <text:p>27.06.15</text:p>
          </table:table-cell>
          <table:table-cell office:value-type="string">
            <text:p>Kick-Optimierung</text:p>
          </table:table-cell>
          <table:table-cell/>
          <table:table-cell office:value-type="float" office:value="-10">
            <text:p>-10</text:p>
          </table:table-cell>
          <table:table-cell office:value-type="date" office:date-value="2015-06-27">
            <text:p>27.06.15</text:p>
          </table:table-cell>
          <table:table-cell office:value-type="string">
            <text:p>Kick-Optimierung</text:p>
          </table:table-cell>
          <table:table-cell table:number-columns-repeated="1017"/>
        </table:table-row>
        <table:table-row table:style-name="ro2">
          <table:table-cell/>
          <table:table-cell office:value-type="date" office:date-value="2015-07-01">
            <text:p>01.07.15</text:p>
          </table:table-cell>
          <table:table-cell office:value-type="string">
            <text:p>Final Match !!</text:p>
          </table:table-cell>
          <table:table-cell/>
          <table:table-cell office:value-type="float" office:value="-5">
            <text:p>-5</text:p>
          </table:table-cell>
          <table:table-cell office:value-type="date" office:date-value="2015-07-01">
            <text:p>01.07.15</text:p>
          </table:table-cell>
          <table:table-cell office:value-type="string">
            <text:p>Final Match !!</text:p>
          </table:table-cell>
          <table:table-cell table:number-columns-repeated="1017"/>
        </table:table-row>
        <table:table-row table:style-name="ro2">
          <table:table-cell/>
          <table:table-cell table:style-name="ce6" office:value-type="date" office:date-value="2015-04-15">
            <text:p>15.04.15</text:p>
          </table:table-cell>
          <table:table-cell office:value-type="string">
            <text:p>Literaturrecherche KI</text:p>
          </table:table-cell>
          <table:table-cell/>
          <table:table-cell office:value-type="float" office:value="20">
            <text:p>20</text:p>
          </table:table-cell>
          <table:table-cell office:value-type="date" office:date-value="2015-04-15">
            <text:p>15.04.15</text:p>
          </table:table-cell>
          <table:table-cell office:value-type="string">
            <text:p>Literaturrecherche KI</text:p>
          </table:table-cell>
          <table:table-cell table:number-columns-repeated="1017"/>
        </table:table-row>
        <table:table-row table:style-name="ro4">
          <table:table-cell/>
          <table:table-cell table:style-name="ce6" office:value-type="date" office:date-value="2015-04-16">
            <text:p>16.04.15</text:p>
          </table:table-cell>
          <table:table-cell office:value-type="string">
            <text:p>Erstes KI-Konzept -</text:p>
            <text:p>State Machines</text:p>
          </table:table-cell>
          <table:table-cell/>
          <table:table-cell office:value-type="float" office:value="-5">
            <text:p>-5</text:p>
          </table:table-cell>
          <table:table-cell office:value-type="date" office:date-value="2015-04-16">
            <text:p>16.04.15</text:p>
          </table:table-cell>
          <table:table-cell office:value-type="string">
            <text:p>Erstes KI-Konzept -</text:p>
            <text:p>State Machines</text:p>
          </table:table-cell>
          <table:table-cell table:number-columns-repeated="1017"/>
        </table:table-row>
        <table:table-row table:style-name="ro4">
          <table:table-cell/>
          <table:table-cell table:style-name="ce6" office:value-type="date" office:date-value="2015-05-20">
            <text:p>20.05.15</text:p>
          </table:table-cell>
          <table:table-cell office:value-type="string">
            <text:p>Einfacher Torschütze</text:p>
            <text:p>+ Torwart</text:p>
          </table:table-cell>
          <table:table-cell/>
          <table:table-cell office:value-type="float" office:value="15">
            <text:p>15</text:p>
          </table:table-cell>
          <table:table-cell office:value-type="date" office:date-value="2015-05-20">
            <text:p>20.05.15</text:p>
          </table:table-cell>
          <table:table-cell office:value-type="string">
            <text:p>Einfacher Torschütze + Torwart</text:p>
          </table:table-cell>
          <table:table-cell table:number-columns-repeated="1017"/>
        </table:table-row>
        <table:table-row table:style-name="ro4">
          <table:table-cell/>
          <table:table-cell table:style-name="ce6" office:value-type="date" office:date-value="2015-05-27">
            <text:p>27.05.15</text:p>
          </table:table-cell>
          <table:table-cell office:value-type="string">
            <text:p>Finales KI-Konzept - </text:p>
            <text:p>Strategy-Role</text:p>
          </table:table-cell>
          <table:table-cell/>
          <table:table-cell office:value-type="float" office:value="5">
            <text:p>5</text:p>
          </table:table-cell>
          <table:table-cell office:value-type="date" office:date-value="2015-05-27">
            <text:p>27.05.15</text:p>
          </table:table-cell>
          <table:table-cell office:value-type="string">
            <text:p>Finales KI-Konzept - </text:p>
            <text:p>Strategy-Role</text:p>
          </table:table-cell>
          <table:table-cell table:number-columns-repeated="1017"/>
        </table:table-row>
        <table:table-row table:style-name="ro2">
          <table:table-cell/>
          <table:table-cell table:style-name="ce6" office:value-type="date" office:date-value="2015-06-16">
            <text:p>16.06.15</text:p>
          </table:table-cell>
          <table:table-cell office:value-type="string">
            <text:p>Intelligenter Stürmer</text:p>
          </table:table-cell>
          <table:table-cell/>
          <table:table-cell office:value-type="float" office:value="20">
            <text:p>20</text:p>
          </table:table-cell>
          <table:table-cell office:value-type="date" office:date-value="2015-06-16">
            <text:p>16.06.15</text:p>
          </table:table-cell>
          <table:table-cell office:value-type="string">
            <text:p>Intelligenter Stürmer</text:p>
          </table:table-cell>
          <table:table-cell table:number-columns-repeated="1017"/>
        </table:table-row>
        <table:table-row table:style-name="ro2">
          <table:table-cell/>
          <table:table-cell table:style-name="ce6" office:value-type="date" office:date-value="2015-06-17">
            <text:p>17.06.15</text:p>
          </table:table-cell>
          <table:table-cell office:value-type="string">
            <text:p>Testspiel gegen Team KKB</text:p>
          </table:table-cell>
          <table:table-cell/>
          <table:table-cell office:value-type="float" office:value="-20">
            <text:p>-20</text:p>
          </table:table-cell>
          <table:table-cell office:value-type="date" office:date-value="2015-06-17">
            <text:p>17.06.15</text:p>
          </table:table-cell>
          <table:table-cell office:value-type="string">
            <text:p>Testspiel gegen Team KKB</text:p>
          </table:table-cell>
          <table:table-cell table:number-columns-repeated="1017"/>
        </table:table-row>
        <table:table-row table:style-name="ro2">
          <table:table-cell/>
          <table:table-cell table:style-name="ce6" office:value-type="date" office:date-value="2015-06-22">
            <text:p>22.06.15</text:p>
          </table:table-cell>
          <table:table-cell office:value-type="string">
            <text:p>Intelligenter Torwart</text:p>
          </table:table-cell>
          <table:table-cell/>
          <table:table-cell office:value-type="float" office:value="15">
            <text:p>15</text:p>
          </table:table-cell>
          <table:table-cell office:value-type="date" office:date-value="2015-06-23">
            <text:p>23.06.15</text:p>
          </table:table-cell>
          <table:table-cell office:value-type="string">
            <text:p>Intelligenter Torwart</text:p>
          </table:table-cell>
          <table:table-cell table:number-columns-repeated="1017"/>
        </table:table-row>
        <table:table-row table:style-name="ro2">
          <table:table-cell/>
          <table:table-cell office:value-type="date" office:date-value="2015-04-17">
            <text:p>17.04.15</text:p>
          </table:table-cell>
          <table:table-cell office:value-type="string">
            <text:p>Absprache Schnittstellen</text:p>
          </table:table-cell>
          <table:table-cell/>
          <table:table-cell office:value-type="float" office:value="15">
            <text:p>15</text:p>
          </table:table-cell>
          <table:table-cell table:formula="of:=OFFSET([.$B$4];ROW()-ROW([.$F$4]);0;1;1)" office:value-type="date" office:date-value="2015-04-17">
            <text:p>17.04.15</text:p>
          </table:table-cell>
          <table:table-cell table:formula="of:=OFFSET([.$C$4];ROW()-ROW([.$G$4]);0;1;1)" office:value-type="string" office:string-value="Absprache Schnittstellen">
            <text:p>Absprache Schnittstellen</text:p>
          </table:table-cell>
          <table:table-cell table:number-columns-repeated="1017"/>
        </table:table-row>
        <table:table-row table:style-name="ro2">
          <table:table-cell/>
          <table:table-cell office:value-type="date" office:date-value="2015-05-07">
            <text:p>07.05.15</text:p>
          </table:table-cell>
          <table:table-cell office:value-type="string">
            <text:p>Überarbeitete KI-Architektur</text:p>
          </table:table-cell>
          <table:table-cell/>
          <table:table-cell office:value-type="float" office:value="-20">
            <text:p>-20</text:p>
          </table:table-cell>
          <table:table-cell table:formula="of:=OFFSET([.$B$4];ROW()-ROW([.$F$4]);0;1;1)" office:value-type="date" office:date-value="2015-05-07">
            <text:p>07.05.15</text:p>
          </table:table-cell>
          <table:table-cell table:formula="of:=OFFSET([.$C$4];ROW()-ROW([.$G$4]);0;1;1)" office:value-type="string" office:string-value="Überarbeitete KI-Architektur">
            <text:p>Überarbeitete KI-Architektur</text:p>
          </table:table-cell>
          <table:table-cell table:number-columns-repeated="1017"/>
        </table:table-row>
        <table:table-row table:style-name="ro2">
          <table:table-cell/>
          <table:table-cell office:value-type="date" office:date-value="2015-06-29">
            <text:p>29.06.15</text:p>
          </table:table-cell>
          <table:table-cell office:value-type="string">
            <text:p>Verteidiger</text:p>
          </table:table-cell>
          <table:table-cell/>
          <table:table-cell office:value-type="float" office:value="5">
            <text:p>5</text:p>
          </table:table-cell>
          <table:table-cell table:formula="of:=OFFSET([.$B$4];ROW()-ROW([.$F$4]);0;1;1)" office:value-type="date" office:date-value="2015-06-29">
            <text:p>29.06.15</text:p>
          </table:table-cell>
          <table:table-cell table:formula="of:=OFFSET([.$C$4];ROW()-ROW([.$G$4]);0;1;1)" office:value-type="string" office:string-value="Verteidiger">
            <text:p>Verteidiger</text:p>
          </table:table-cell>
          <table:table-cell table:number-columns-repeated="1017"/>
        </table:table-row>
        <table:table-row table:style-name="ro2">
          <table:table-cell/>
          <table:table-cell table:style-name="ce7"/>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7"/>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7"/>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draw:frame table:end-cell-address="Timeline.J66" table:end-x="0.964cm" table:end-y="0.138cm" draw:z-index="2" draw:style-name="gr3" svg:width="29.65cm" svg:height="13.228cm" svg:x="0.167cm" svg:y="0.007cm">
              <draw:object draw:notify-on-update-of-ranges="Timeline.C5:Timeline.C33 Timeline.B5:Timeline.B33 Timeline.C5:Timeline.C33 Timeline.B5:Timeline.B33 Timeline.D5:Timeline.D33 Timeline.B5:Timeline.B33 Timeline.E5:Timeline.E33" xlink:href="./Object 3" xlink:type="simple" xlink:show="embed" xlink:actuate="onLoad">
                <text:p/>
              </draw:object>
              <draw:image xlink:href="./ObjectReplacements/Object 3" xlink:type="simple" xlink:show="embed" xlink:actuate="onLoad"/>
            </draw:frame>
          </table:table-cell>
          <table:table-cell table:style-name="Default" table:number-columns-repeated="2"/>
          <table:table-cell/>
          <table:table-cell table:style-name="Default" table:number-columns-repeated="3"/>
          <table:table-cell table:number-columns-repeated="1017"/>
        </table:table-row>
        <table:named-expressions/>
      </table:table>
      <table:table table:name="Project" table:style-name="ta2" table:print="false">
        <table:table-column table:style-name="co1" table:default-cell-style-name="Default"/>
        <table:table-column table:style-name="co2" table:default-cell-style-name="ce21"/>
        <table:table-column table:style-name="co3" table:default-cell-style-name="ce10"/>
        <table:table-column table:style-name="co6" table:default-cell-style-name="ce13"/>
        <table:table-column table:style-name="co1" table:default-cell-style-name="ce13"/>
        <table:table-column table:style-name="co1" table:default-cell-style-name="ce15"/>
        <table:table-column table:style-name="co1"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Project Timeline Template</text:p>
          </table:table-cell>
          <table:table-cell table:style-name="ce2" table:number-columns-repeated="3"/>
          <table:table-cell table:style-name="ce12"/>
          <table:table-cell table:style-name="ce2">
            <draw:frame table:end-cell-address="Project.H1" table:end-x="0.003cm" table:end-y="0.738cm" draw:z-index="2" draw:name="Picture 3" draw:style-name="gr1" draw:text-style-name="P1" svg:width="3.455cm" svg:height="0.738cm" svg:x="0.083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text:p><text:span text:style-name="T10"><text:a xlink:href="http://www.vertex42.com/ExcelArticles/create-a-timeline.html">http://www.vertex42.com/ExcelArticles/create-a-timeline.html</text:a></text:span></text:p>
          </table:table-cell>
          <table:table-cell table:style-name="ce18" table:number-columns-repeated="1015"/>
        </table:table-row>
        <table:table-row table:style-name="ro2">
          <table:table-cell/>
          <table:table-cell table:style-name="Default" table:number-columns-repeated="5"/>
          <table:table-cell table:style-name="ce16" office:value-type="string">
            <office:annotation draw:style-name="gr4" draw:text-style-name="P3" svg:width="13.258cm" svg:height="14.955cm" svg:x="16.402cm" svg:y="0.5cm" draw:caption-point-x="-0.425cm" draw:caption-point-y="0.282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text:p>Title:</text:p>
          </table:table-cell>
          <table:table-cell table:style-name="ce8" office: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text:p>Date</text:p>
          </table:table-cell>
          <table:table-cell table:style-name="ce9" office:value-type="string">
            <text:p>Task</text:p>
          </table:table-cell>
          <table:table-cell table:style-name="ce9" office:value-type="string">
            <text:p>Days</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0" office:value-type="string">
            <text:p>Instructions</text:p>
          </table:table-cell>
          <table:table-cell table:number-columns-repeated="1015"/>
        </table:table-row>
        <table:table-row table:style-name="ro2">
          <table:table-cell/>
          <table:table-cell office:value-type="date" office:date-value="2009-01-03">
            <text:p>03.01.2009</text:p>
          </table:table-cell>
          <table:table-cell office:value-type="string">
            <text:p>Project Proposal Due</text:p>
          </table:table-cell>
          <table:table-cell/>
          <table:table-cell office:value-type="float" office:value="45">
            <text:p>45</text:p>
          </table:table-cell>
          <table:table-cell table:formula="of:=OFFSET([.$B$4];ROW()-ROW([.$F$4]);0;1;1)" office:value-type="date" office:date-value="2009-01-03">
            <text:p>03.01.09</text:p>
          </table:table-cell>
          <table:table-cell table:formula="of:=OFFSET([.$C$4];ROW()-ROW([.$G$4]);0;1;1)" office:value-type="string" office:string-value="Project Proposal Due">
            <text:p>Project Proposal Due</text:p>
          </table:table-cell>
          <table:table-cell/>
          <table:table-cell>
            <draw:custom-shape table:end-cell-address="Project.I43" table:end-x="9.198cm" table:end-y="0.133cm" draw:z-index="1" draw:name="Rectangle 2" draw:style-name="gr2" draw:text-style-name="P2" svg:width="9.197cm" svg:height="17.294cm" svg:x="0.001cm" svg:y="0.00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text:p>10.01.2009</text:p>
          </table:table-cell>
          <table:table-cell office:value-type="string">
            <text:p>Project Funding Granted</text:p>
          </table:table-cell>
          <table:table-cell/>
          <table:table-cell office:value-type="float" office:value="37">
            <text:p>37</text:p>
          </table:table-cell>
          <table:table-cell table:formula="of:=OFFSET([.$B$4];ROW()-ROW([.$F$4]);0;1;1)" office:value-type="date" office:date-value="2009-01-10">
            <text:p>10.01.09</text:p>
          </table:table-cell>
          <table:table-cell table:formula="of:=OFFSET([.$C$4];ROW()-ROW([.$G$4]);0;1;1)" office:value-type="string" office:string-value="Project Funding Granted">
            <text:p>Project Funding Granted</text:p>
          </table:table-cell>
          <table:table-cell/>
          <table:table-cell table:style-name="ce18"/>
          <table:table-cell table:number-columns-repeated="1015"/>
        </table:table-row>
        <table:table-row table:style-name="ro2">
          <table:table-cell/>
          <table:table-cell table:formula="of:=[.B6]" office:value-type="date" office:date-value="2009-01-10">
            <text:p>10.01.2009</text:p>
          </table:table-cell>
          <table:table-cell office:value-type="string">
            <text:p>1. Main Task</text:p>
          </table:table-cell>
          <table:table-cell office:value-type="float" office:value="75">
            <text:p>75</text:p>
          </table:table-cell>
          <table:table-cell office:value-type="float" office:value="27">
            <text:p>27</text:p>
          </table:table-cell>
          <table:table-cell table:formula="of:=OFFSET([.$B$4];ROW()-ROW([.$F$4]);0;1;1)" office:value-type="date" office:date-value="2009-01-10">
            <text:p>10.01.09</text:p>
          </table:table-cell>
          <table:table-cell table:formula="of:=OFFSET([.$C$4];ROW()-ROW([.$G$4]);0;1;1)" office:value-type="string" office:string-value="1. Main Task">
            <text:p>1. Main Task</text:p>
          </table:table-cell>
          <table:table-cell/>
          <table:table-cell table:style-name="ce18"/>
          <table:table-cell table:number-columns-repeated="1015"/>
        </table:table-row>
        <table:table-row table:style-name="ro2">
          <table:table-cell/>
          <table:table-cell table:formula="of:=[.B7]" office:value-type="date" office:date-value="2009-01-10">
            <text:p>10.01.2009</text:p>
          </table:table-cell>
          <table:table-cell office:value-type="string">
            <text:p>1.1 Subtask</text:p>
          </table:table-cell>
          <table:table-cell/>
          <table:table-cell office:value-type="float" office:value="23">
            <text:p>23</text:p>
          </table:table-cell>
          <table:table-cell table:formula="of:=OFFSET([.$B$4];ROW()-ROW([.$F$4]);0;1;1)" office:value-type="date" office:date-value="2009-01-10">
            <text:p>10.01.09</text:p>
          </table:table-cell>
          <table:table-cell table:formula="of:=OFFSET([.$C$4];ROW()-ROW([.$G$4]);0;1;1)" office:value-type="string" office:string-value="1.1 Subtask">
            <text:p>1.1 Subtask</text:p>
          </table:table-cell>
          <table:table-cell/>
          <table:table-cell table:style-name="ce18"/>
          <table:table-cell table:number-columns-repeated="1015"/>
        </table:table-row>
        <table:table-row table:style-name="ro2">
          <table:table-cell/>
          <table:table-cell table:formula="of:=[.B8]+30" office:value-type="date" office:date-value="2009-02-09">
            <text:p>09.02.2009</text:p>
          </table:table-cell>
          <table:table-cell office:value-type="string">
            <text:p>1.2 Subtask</text:p>
          </table:table-cell>
          <table:table-cell/>
          <table:table-cell office:value-type="float" office:value="17">
            <text:p>17</text:p>
          </table:table-cell>
          <table:table-cell table:formula="of:=OFFSET([.$B$4];ROW()-ROW([.$F$4]);0;1;1)" office:value-type="date" office:date-value="2009-02-09">
            <text:p>09.02.09</text:p>
          </table:table-cell>
          <table:table-cell table:formula="of:=OFFSET([.$C$4];ROW()-ROW([.$G$4]);0;1;1)" office:value-type="string" office:string-value="1.2 Subtask">
            <text:p>1.2 Subtask</text:p>
          </table:table-cell>
          <table:table-cell/>
          <table:table-cell table:style-name="ce18"/>
          <table:table-cell table:number-columns-repeated="1015"/>
        </table:table-row>
        <table:table-row table:style-name="ro2">
          <table:table-cell/>
          <table:table-cell table:formula="of:=[.B9]+20" office:value-type="date" office:date-value="2009-03-01">
            <text:p>01.03.2009</text:p>
          </table:table-cell>
          <table:table-cell office:value-type="string">
            <text:p>1.3 Subtask</text:p>
          </table:table-cell>
          <table:table-cell/>
          <table:table-cell office:value-type="float" office:value="10">
            <text:p>10</text:p>
          </table:table-cell>
          <table:table-cell table:formula="of:=OFFSET([.$B$4];ROW()-ROW([.$F$4]);0;1;1)" office:value-type="date" office:date-value="2009-03-01">
            <text:p>01.03.09</text:p>
          </table:table-cell>
          <table:table-cell table:formula="of:=OFFSET([.$C$4];ROW()-ROW([.$G$4]);0;1;1)" office:value-type="string" office:string-value="1.3 Subtask">
            <text:p>1.3 Subtask</text:p>
          </table:table-cell>
          <table:table-cell/>
          <table:table-cell table:style-name="ce18"/>
          <table:table-cell table:number-columns-repeated="1015"/>
        </table:table-row>
        <table:table-row table:style-name="ro2">
          <table:table-cell/>
          <table:table-cell table:formula="of:=[.B7]+20" office:value-type="date" office:date-value="2009-01-30">
            <text:p>30.01.2009</text:p>
          </table:table-cell>
          <table:table-cell office:value-type="string">
            <text:p>2. Main Task</text:p>
          </table:table-cell>
          <table:table-cell office:value-type="float" office:value="68">
            <text:p>68</text:p>
          </table:table-cell>
          <table:table-cell office:value-type="float" office:value="-20">
            <text:p>-20</text:p>
          </table:table-cell>
          <table:table-cell table:formula="of:=OFFSET([.$B$4];ROW()-ROW([.$F$4]);0;1;1)" office:value-type="date" office:date-value="2009-01-30">
            <text:p>30.01.09</text:p>
          </table:table-cell>
          <table:table-cell table:formula="of:=OFFSET([.$C$4];ROW()-ROW([.$G$4]);0;1;1)" office:value-type="string" office:string-value="2. Main Task">
            <text:p>2. Main Task</text:p>
          </table:table-cell>
          <table:table-cell table:number-columns-repeated="1017"/>
        </table:table-row>
        <table:table-row table:style-name="ro2">
          <table:table-cell/>
          <table:table-cell table:formula="of:=[.B11]" office:value-type="date" office:date-value="2009-01-30">
            <text:p>30.01.2009</text:p>
          </table:table-cell>
          <table:table-cell office:value-type="string">
            <text:p>2.1 Subtask</text:p>
          </table:table-cell>
          <table:table-cell/>
          <table:table-cell office:value-type="float" office:value="-30">
            <text:p>-30</text:p>
          </table:table-cell>
          <table:table-cell table:formula="of:=OFFSET([.$B$4];ROW()-ROW([.$F$4]);0;1;1)" office:value-type="date" office:date-value="2009-01-30">
            <text:p>30.01.09</text:p>
          </table:table-cell>
          <table:table-cell table:formula="of:=OFFSET([.$C$4];ROW()-ROW([.$G$4]);0;1;1)" office:value-type="string" office:string-value="2.1 Subtask">
            <text:p>2.1 Subtask</text:p>
          </table:table-cell>
          <table:table-cell table:number-columns-repeated="1017"/>
        </table:table-row>
        <table:table-row table:style-name="ro2">
          <table:table-cell>
            <draw:frame table:end-cell-address="Project.H38" table:end-x="1.08cm" table:end-y="0.399cm" draw:z-index="0" draw:name="Chart 1" draw:style-name="gr3" svg:width="16.597cm" svg:height="11.504cm" svg:x="0.47cm" svg:y="0.186cm">
              <draw:object draw:notify-on-update-of-ranges="Project.F5:Project.F34 Project.E5:Project.E34" xlink:href="./Object 2" xlink:type="simple" xlink:show="embed" xlink:actuate="onLoad">
                <text:p/>
              </draw:object>
              <draw:image xlink:href="./ObjectReplacements/Object 2" xlink:type="simple" xlink:show="embed" xlink:actuate="onLoad"/>
            </draw:frame>
          </table:table-cell>
          <table:table-cell table:formula="of:=[.B12]+30" office:value-type="date" office:date-value="2009-03-01">
            <text:p>01.03.2009</text:p>
          </table:table-cell>
          <table:table-cell office:value-type="string">
            <text:p>2.2 Subtask</text:p>
          </table:table-cell>
          <table:table-cell/>
          <table:table-cell office:value-type="float" office:value="-35">
            <text:p>-35</text:p>
          </table:table-cell>
          <table:table-cell table:formula="of:=OFFSET([.$B$4];ROW()-ROW([.$F$4]);0;1;1)" office:value-type="date" office:date-value="2009-03-01">
            <text:p>01.03.09</text:p>
          </table:table-cell>
          <table:table-cell table:formula="of:=OFFSET([.$C$4];ROW()-ROW([.$G$4]);0;1;1)" office:value-type="string" office:string-value="2.2 Subtask">
            <text:p>2.2 Subtask</text:p>
          </table:table-cell>
          <table:table-cell table:number-columns-repeated="1017"/>
        </table:table-row>
        <table:table-row table:style-name="ro2">
          <table:table-cell/>
          <table:table-cell table:formula="of:=[.B13]+30" office:value-type="date" office:date-value="2009-03-31">
            <text:p>31.03.2009</text:p>
          </table:table-cell>
          <table:table-cell office:value-type="string">
            <text:p>2.3 Subtask</text:p>
          </table:table-cell>
          <table:table-cell/>
          <table:table-cell office:value-type="float" office:value="-40">
            <text:p>-40</text:p>
          </table:table-cell>
          <table:table-cell table:formula="of:=OFFSET([.$B$4];ROW()-ROW([.$F$4]);0;1;1)" office:value-type="date" office:date-value="2009-03-31">
            <text:p>31.03.09</text:p>
          </table:table-cell>
          <table:table-cell table:formula="of:=OFFSET([.$C$4];ROW()-ROW([.$G$4]);0;1;1)" office:value-type="string" office:string-value="2.3 Subtask">
            <text:p>2.3 Subtask</text:p>
          </table:table-cell>
          <table:table-cell table:number-columns-repeated="1017"/>
        </table:table-row>
        <table:table-row table:style-name="ro2">
          <table:table-cell/>
          <table:table-cell table:formula="of:=[.B7]+80" office:value-type="date" office:date-value="2009-03-31">
            <text:p>31.03.2009</text:p>
          </table:table-cell>
          <table:table-cell office:value-type="string">
            <text:p>3. Main Task</text:p>
          </table:table-cell>
          <table:table-cell office:value-type="float" office:value="100">
            <text:p>100</text:p>
          </table:table-cell>
          <table:table-cell office:value-type="float" office:value="35">
            <text:p>35</text:p>
          </table:table-cell>
          <table:table-cell table:formula="of:=OFFSET([.$B$4];ROW()-ROW([.$F$4]);0;1;1)" office:value-type="date" office:date-value="2009-03-31">
            <text:p>31.03.09</text:p>
          </table:table-cell>
          <table:table-cell table:formula="of:=OFFSET([.$C$4];ROW()-ROW([.$G$4]);0;1;1)" office:value-type="string" office:string-value="3. Main Task">
            <text:p>3. Main Task</text:p>
          </table:table-cell>
          <table:table-cell table:number-columns-repeated="1017"/>
        </table:table-row>
        <table:table-row table:style-name="ro2">
          <table:table-cell/>
          <table:table-cell table:formula="of:=[.B15]" office:value-type="date" office:date-value="2009-03-31">
            <text:p>31.03.2009</text:p>
          </table:table-cell>
          <table:table-cell office:value-type="string">
            <text:p>3.1 Subtask</text:p>
          </table:table-cell>
          <table:table-cell/>
          <table:table-cell office:value-type="float" office:value="30">
            <text:p>30</text:p>
          </table:table-cell>
          <table:table-cell table:formula="of:=OFFSET([.$B$4];ROW()-ROW([.$F$4]);0;1;1)" office:value-type="date" office:date-value="2009-03-31">
            <text:p>31.03.09</text:p>
          </table:table-cell>
          <table:table-cell table:formula="of:=OFFSET([.$C$4];ROW()-ROW([.$G$4]);0;1;1)" office:value-type="string" office:string-value="3.1 Subtask">
            <text:p>3.1 Subtask</text:p>
          </table:table-cell>
          <table:table-cell table:number-columns-repeated="1017"/>
        </table:table-row>
        <table:table-row table:style-name="ro2">
          <table:table-cell/>
          <table:table-cell table:formula="of:=[.B16]+30" office:value-type="date" office:date-value="2009-04-30">
            <text:p>30.04.2009</text:p>
          </table:table-cell>
          <table:table-cell office:value-type="string">
            <text:p>3.2 Subtask</text:p>
          </table:table-cell>
          <table:table-cell/>
          <table:table-cell office:value-type="float" office:value="23">
            <text:p>23</text:p>
          </table:table-cell>
          <table:table-cell table:formula="of:=OFFSET([.$B$4];ROW()-ROW([.$F$4]);0;1;1)" office:value-type="date" office:date-value="2009-04-30">
            <text:p>30.04.09</text:p>
          </table:table-cell>
          <table:table-cell table:formula="of:=OFFSET([.$C$4];ROW()-ROW([.$G$4]);0;1;1)" office:value-type="string" office:string-value="3.2 Subtask">
            <text:p>3.2 Subtask</text:p>
          </table:table-cell>
          <table:table-cell table:number-columns-repeated="1017"/>
        </table:table-row>
        <table:table-row table:style-name="ro2">
          <table:table-cell/>
          <table:table-cell table:formula="of:=[.B17]+30" office:value-type="date" office:date-value="2009-05-30">
            <text:p>30.05.2009</text:p>
          </table:table-cell>
          <table:table-cell office:value-type="string">
            <text:p>3.3 Subtask</text:p>
          </table:table-cell>
          <table:table-cell/>
          <table:table-cell office:value-type="float" office:value="10">
            <text:p>10</text:p>
          </table:table-cell>
          <table:table-cell table:formula="of:=OFFSET([.$B$4];ROW()-ROW([.$F$4]);0;1;1)" office:value-type="date" office:date-value="2009-05-30">
            <text:p>30.05.09</text:p>
          </table:table-cell>
          <table:table-cell table:formula="of:=OFFSET([.$C$4];ROW()-ROW([.$G$4]);0;1;1)" office:value-type="string" office:string-value="3.3 Subtask">
            <text:p>3.3 Subtask</text:p>
          </table:table-cell>
          <table:table-cell table:number-columns-repeated="1017"/>
        </table:table-row>
        <table:table-row table:style-name="ro2">
          <table:table-cell/>
          <table:table-cell table:formula="of:=[.B15]+20" office:value-type="date" office:date-value="2009-04-20">
            <text:p>20.04.2009</text:p>
          </table:table-cell>
          <table:table-cell office:value-type="string">
            <text:p>4. Main Task</text:p>
          </table:table-cell>
          <table:table-cell office:value-type="float" office:value="100">
            <text:p>100</text:p>
          </table:table-cell>
          <table:table-cell office:value-type="float" office:value="-25">
            <text:p>-25</text:p>
          </table:table-cell>
          <table:table-cell table:formula="of:=OFFSET([.$B$4];ROW()-ROW([.$F$4]);0;1;1)" office:value-type="date" office:date-value="2009-04-20">
            <text:p>20.04.09</text:p>
          </table:table-cell>
          <table:table-cell table:formula="of:=OFFSET([.$C$4];ROW()-ROW([.$G$4]);0;1;1)" office:value-type="string" office:string-value="4. Main Task">
            <text:p>4. Main Task</text:p>
          </table:table-cell>
          <table:table-cell table:number-columns-repeated="1017"/>
        </table:table-row>
        <table:table-row table:style-name="ro2">
          <table:table-cell/>
          <table:table-cell table:formula="of:=[.B19]" office:value-type="date" office:date-value="2009-04-20">
            <text:p>20.04.2009</text:p>
          </table:table-cell>
          <table:table-cell office:value-type="string">
            <text:p>4.1 Subtask</text:p>
          </table:table-cell>
          <table:table-cell/>
          <table:table-cell office:value-type="float" office:value="-30">
            <text:p>-30</text:p>
          </table:table-cell>
          <table:table-cell table:formula="of:=OFFSET([.$B$4];ROW()-ROW([.$F$4]);0;1;1)" office:value-type="date" office:date-value="2009-04-20">
            <text:p>20.04.09</text:p>
          </table:table-cell>
          <table:table-cell table:formula="of:=OFFSET([.$C$4];ROW()-ROW([.$G$4]);0;1;1)" office:value-type="string" office:string-value="4.1 Subtask">
            <text:p>4.1 Subtask</text:p>
          </table:table-cell>
          <table:table-cell table:number-columns-repeated="1017"/>
        </table:table-row>
        <table:table-row table:style-name="ro2">
          <table:table-cell/>
          <table:table-cell table:formula="of:=[.B20]+30" office:value-type="date" office:date-value="2009-05-20">
            <text:p>20.05.2009</text:p>
          </table:table-cell>
          <table:table-cell office:value-type="string">
            <text:p>4.2 Subtask</text:p>
          </table:table-cell>
          <table:table-cell/>
          <table:table-cell office:value-type="float" office:value="-35">
            <text:p>-35</text:p>
          </table:table-cell>
          <table:table-cell table:formula="of:=OFFSET([.$B$4];ROW()-ROW([.$F$4]);0;1;1)" office:value-type="date" office:date-value="2009-05-20">
            <text:p>20.05.09</text:p>
          </table:table-cell>
          <table:table-cell table:formula="of:=OFFSET([.$C$4];ROW()-ROW([.$G$4]);0;1;1)" office:value-type="string" office:string-value="4.2 Subtask">
            <text:p>4.2 Subtask</text:p>
          </table:table-cell>
          <table:table-cell table:number-columns-repeated="1017"/>
        </table:table-row>
        <table:table-row table:style-name="ro2">
          <table:table-cell/>
          <table:table-cell table:formula="of:=[.B21]+30" office:value-type="date" office:date-value="2009-06-19">
            <text:p>19.06.2009</text:p>
          </table:table-cell>
          <table:table-cell office:value-type="string">
            <text:p>4.3 Subtask</text:p>
          </table:table-cell>
          <table:table-cell/>
          <table:table-cell office:value-type="float" office:value="-40">
            <text:p>-40</text:p>
          </table:table-cell>
          <table:table-cell table:formula="of:=OFFSET([.$B$4];ROW()-ROW([.$F$4]);0;1;1)" office:value-type="date" office:date-value="2009-06-19">
            <text:p>19.06.09</text:p>
          </table:table-cell>
          <table:table-cell table:formula="of:=OFFSET([.$C$4];ROW()-ROW([.$G$4]);0;1;1)" office:value-type="string" office:string-value="4.3 Subtask">
            <text:p>4.3 Subtask</text:p>
          </table:table-cell>
          <table:table-cell table:number-columns-repeated="1017"/>
        </table:table-row>
        <table:table-row table:style-name="ro2">
          <table:table-cell/>
          <table:table-cell table:formula="of:=[.B15]+80" office:value-type="date" office:date-value="2009-06-19">
            <text:p>19.06.2009</text:p>
          </table:table-cell>
          <table:table-cell office:value-type="string">
            <text:p>5. Main Task</text:p>
          </table:table-cell>
          <table:table-cell office:value-type="float" office:value="80">
            <text:p>80</text:p>
          </table:table-cell>
          <table:table-cell office:value-type="float" office:value="25">
            <text:p>25</text:p>
          </table:table-cell>
          <table:table-cell table:formula="of:=OFFSET([.$B$4];ROW()-ROW([.$F$4]);0;1;1)" office:value-type="date" office:date-value="2009-06-19">
            <text:p>19.06.09</text:p>
          </table:table-cell>
          <table:table-cell table:formula="of:=OFFSET([.$C$4];ROW()-ROW([.$G$4]);0;1;1)" office:value-type="string" office:string-value="5. Main Task">
            <text:p>5. Main Task</text:p>
          </table:table-cell>
          <table:table-cell table:number-columns-repeated="1017"/>
        </table:table-row>
        <table:table-row table:style-name="ro2">
          <table:table-cell/>
          <table:table-cell table:formula="of:=[.B23]" office:value-type="date" office:date-value="2009-06-19">
            <text:p>19.06.2009</text:p>
          </table:table-cell>
          <table:table-cell office:value-type="string">
            <text:p>5.1 Subtask</text:p>
          </table:table-cell>
          <table:table-cell/>
          <table:table-cell office:value-type="float" office:value="20">
            <text:p>20</text:p>
          </table:table-cell>
          <table:table-cell table:formula="of:=OFFSET([.$B$4];ROW()-ROW([.$F$4]);0;1;1)" office:value-type="date" office:date-value="2009-06-19">
            <text:p>19.06.09</text:p>
          </table:table-cell>
          <table:table-cell table:formula="of:=OFFSET([.$C$4];ROW()-ROW([.$G$4]);0;1;1)" office:value-type="string" office:string-value="5.1 Subtask">
            <text:p>5.1 Subtask</text:p>
          </table:table-cell>
          <table:table-cell table:number-columns-repeated="1017"/>
        </table:table-row>
        <table:table-row table:style-name="ro2">
          <table:table-cell/>
          <table:table-cell table:formula="of:=[.B24]+30" office:value-type="date" office:date-value="2009-07-19">
            <text:p>19.07.2009</text:p>
          </table:table-cell>
          <table:table-cell office:value-type="string">
            <text:p>5.2 Subtask</text:p>
          </table:table-cell>
          <table:table-cell/>
          <table:table-cell office:value-type="float" office:value="15">
            <text:p>15</text:p>
          </table:table-cell>
          <table:table-cell table:formula="of:=OFFSET([.$B$4];ROW()-ROW([.$F$4]);0;1;1)" office:value-type="date" office:date-value="2009-07-19">
            <text:p>19.07.09</text:p>
          </table:table-cell>
          <table:table-cell table:formula="of:=OFFSET([.$C$4];ROW()-ROW([.$G$4]);0;1;1)" office:value-type="string" office:string-value="5.2 Subtask">
            <text:p>5.2 Subtask</text:p>
          </table:table-cell>
          <table:table-cell table:number-columns-repeated="1017"/>
        </table:table-row>
        <table:table-row table:style-name="ro2">
          <table:table-cell/>
          <table:table-cell table:formula="of:=[.B25]+30" office:value-type="date" office:date-value="2009-08-18">
            <text:p>18.08.2009</text:p>
          </table:table-cell>
          <table:table-cell office:value-type="string">
            <text:p>5.3 Subtask</text:p>
          </table:table-cell>
          <table:table-cell/>
          <table:table-cell office:value-type="float" office:value="10">
            <text:p>10</text:p>
          </table:table-cell>
          <table:table-cell table:formula="of:=OFFSET([.$B$4];ROW()-ROW([.$F$4]);0;1;1)" office:value-type="date" office:date-value="2009-08-18">
            <text:p>18.08.09</text:p>
          </table:table-cell>
          <table:table-cell table:formula="of:=OFFSET([.$C$4];ROW()-ROW([.$G$4]);0;1;1)" office:value-type="string" office:string-value="5.3 Subtask">
            <text:p>5.3 Subtask</text:p>
          </table:table-cell>
          <table:table-cell table:number-columns-repeated="1017"/>
        </table:table-row>
        <table:table-row table:style-name="ro2">
          <table:table-cell/>
          <table:table-cell table:formula="of:=[.B23]+20" office:value-type="date" office:date-value="2009-07-09">
            <text:p>09.07.2009</text:p>
          </table:table-cell>
          <table:table-cell office:value-type="string">
            <text:p>6. Main Task</text:p>
          </table:table-cell>
          <table:table-cell/>
          <table:table-cell office:value-type="float" office:value="-10">
            <text:p>-10</text:p>
          </table:table-cell>
          <table:table-cell table:formula="of:=OFFSET([.$B$4];ROW()-ROW([.$F$4]);0;1;1)" office:value-type="date" office:date-value="2009-07-09">
            <text:p>09.07.09</text:p>
          </table:table-cell>
          <table:table-cell table:formula="of:=OFFSET([.$C$4];ROW()-ROW([.$G$4]);0;1;1)" office:value-type="string" office:string-value="6. Main Task">
            <text:p>6. Main Task</text:p>
          </table:table-cell>
          <table:table-cell table:number-columns-repeated="1017"/>
        </table:table-row>
        <table:table-row table:style-name="ro2">
          <table:table-cell/>
          <table:table-cell table:formula="of:=[.B27]" office:value-type="date" office:date-value="2009-07-09">
            <text:p>09.07.2009</text:p>
          </table:table-cell>
          <table:table-cell office:value-type="string">
            <text:p>6.1 Subtask</text:p>
          </table:table-cell>
          <table:table-cell/>
          <table:table-cell office:value-type="float" office:value="-15">
            <text:p>-15</text:p>
          </table:table-cell>
          <table:table-cell table:formula="of:=OFFSET([.$B$4];ROW()-ROW([.$F$4]);0;1;1)" office:value-type="date" office:date-value="2009-07-09">
            <text:p>09.07.09</text:p>
          </table:table-cell>
          <table:table-cell table:formula="of:=OFFSET([.$C$4];ROW()-ROW([.$G$4]);0;1;1)" office:value-type="string" office:string-value="6.1 Subtask">
            <text:p>6.1 Subtask</text:p>
          </table:table-cell>
          <table:table-cell table:number-columns-repeated="1017"/>
        </table:table-row>
        <table:table-row table:style-name="ro2">
          <table:table-cell/>
          <table:table-cell table:formula="of:=[.B28]+30" office:value-type="date" office:date-value="2009-08-08">
            <text:p>08.08.2009</text:p>
          </table:table-cell>
          <table:table-cell office:value-type="string">
            <text:p>6.2 Subtask</text:p>
          </table:table-cell>
          <table:table-cell/>
          <table:table-cell office:value-type="float" office:value="-20">
            <text:p>-20</text:p>
          </table:table-cell>
          <table:table-cell table:formula="of:=OFFSET([.$B$4];ROW()-ROW([.$F$4]);0;1;1)" office:value-type="date" office:date-value="2009-08-08">
            <text:p>08.08.09</text:p>
          </table:table-cell>
          <table:table-cell table:formula="of:=OFFSET([.$C$4];ROW()-ROW([.$G$4]);0;1;1)" office:value-type="string" office:string-value="6.2 Subtask">
            <text:p>6.2 Subtask</text:p>
          </table:table-cell>
          <table:table-cell table:number-columns-repeated="1017"/>
        </table:table-row>
        <table:table-row table:style-name="ro2">
          <table:table-cell/>
          <table:table-cell table:formula="of:=[.B29]+30" office:value-type="date" office:date-value="2009-09-07">
            <text:p>07.09.2009</text:p>
          </table:table-cell>
          <table:table-cell office:value-type="string">
            <text:p>6.3 Subtask</text:p>
          </table:table-cell>
          <table:table-cell/>
          <table:table-cell office:value-type="float" office:value="-25">
            <text:p>-25</text:p>
          </table:table-cell>
          <table:table-cell table:formula="of:=OFFSET([.$B$4];ROW()-ROW([.$F$4]);0;1;1)" office:value-type="date" office:date-value="2009-09-07">
            <text:p>07.09.09</text:p>
          </table:table-cell>
          <table:table-cell table:formula="of:=OFFSET([.$C$4];ROW()-ROW([.$G$4]);0;1;1)" office:value-type="string" office:string-value="6.3 Subtask">
            <text:p>6.3 Subtask</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named-expressions/>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1" number:min-integer-digits="1"/>
    </number:number-style>
    <number:date-style style:name="N136">
      <number:day-of-week number:style="long"/>
      <number:text>, </number:text>
      <number:month number:style="long" number:textual="true"/>
      <number:text> </number:text>
      <number:day number:style="long"/>
      <number:text>, </number:text>
      <number:year number:style="long"/>
    </number:date-style>
    <number:date-style style:name="N138P0" style:volatile="true">
      <number:month/>
      <number:text>/</number:text>
      <number:day/>
      <number:text>/</number:text>
      <number:year/>
    </number:date-style>
    <number:text-style style:name="N138">
      <number:text-content/>
      <style:map style:condition="value()&gt;=0" style:apply-style-name="N138P0"/>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currency-style style:name="N142P0" style:volatile="true">
      <number:number number:decimal-places="2" number:min-integer-digits="1" number:grouping="true"/>
      <number:text> </number:text>
      <number:currency-symbol number:language="de" number:country="DE">€</number:currency-symbol>
    </number:currency-style>
    <number:currency-style style:name="N14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2">22.07.2015</text:date>, <text:time>09:25:36</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OpenOffice/4.1.1$Win32 OpenOffice.org_project/411m6$Build-9775</meta:generator>
    <meta:editing-cycles>1</meta:editing-cycles>
    <meta:editing-duration>PT00H00M00S</meta:editing-duration>
    <meta:document-statistic meta:table-count="2" meta:cell-count="333"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style:style style:name="ch1" style:family="chart">
      <style:graphic-properties draw:stroke="solid"/>
    </style:style>
    <style:style style:name="ch2" style:family="chart">
      <style:chart-properties chart:auto-position="true"/>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lower-indicator="true" chart:error-category="percentage" chart:error-percentage="100" chart:data-label-number="value" chart:data-label-text="false" chart:data-label-symbol="false"/>
    </style:style>
    <style:style style:name="ch4" style:family="chart" style:data-style-name="N140">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error-lower-indicator="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category="percentage"/>
      <style:graphic-properties svg:stroke-width="0.035cm" svg:stroke-color="#b2b2b2"/>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609cm" svg:y="0.366cm" chart:style-name="ch2">
          <text:p>Project Timeline</text:p>
        </chart:title>
        <chart:plot-area chart:style-name="ch3" table:cell-range-address="Project.E5:Project.F34" svg:x="0.781cm" svg:y="1.813cm" svg:width="15.155cm" svg:height="9.042cm">
          <chartooo:coordinate-region svg:x="1.35cm" svg:y="1.813cm" svg:width="14.586cm" svg:height="9.04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F</text:p>
              </table:table-cell>
              <table:table-cell office:value-type="string">
                <text:p>Spalte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error-lower-indicator="true" chart:error-category="percentage" chart:error-percentage="100"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category="percentage"/>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651cm" svg:height="13.229cm" xlink:href=".." xlink:type="simple" chart:class="chart:scatter" chart:column-mapping="0" chart:style-name="ch1">
        <chart:plot-area chart:style-name="ch2" table:cell-range-address="Timeline.B5:Timeline.E33" chart:data-source-has-labels="column" svg:x="0.399cm" svg:y="0.262cm" svg:width="26.392cm" svg:height="12.699cm">
          <chartooo:coordinate-region svg:x="0.955cm" svg:y="0.262cm" svg:width="25.279cm" svg:height="12.699cm"/>
          <chart:axis chart:dimension="x" chart:name="primary-x" chart:style-name="ch3" chartooo:axis-type="auto">
            <chart:categories table:cell-range-address="Timeline.C5:Timeline.C33"/>
          </chart:axis>
          <chart:axis chart:dimension="y" chart:name="primary-y" chart:style-name="ch4">
            <chart:grid chart:style-name="ch5" chart:class="major"/>
          </chart:axis>
          <chart:series chart:style-name="ch6" chart:values-cell-range-address="Timeline.C5:Timeline.C33" chart:class="chart:scatter">
            <chart:domain table:cell-range-address="Timeline.B5:Timeline.B33"/>
            <chart:data-point chart:repeated="29"/>
          </chart:series>
          <chart:series chart:style-name="ch7" chart:values-cell-range-address="Timeline.D5:Timeline.D33" chart:class="chart:scatter">
            <chart:data-point chart:repeated="29"/>
          </chart:series>
          <chart:series chart:style-name="ch8" chart:values-cell-range-address="Timeline.E5:Timeline.E33" chart:class="chart:scatter">
            <chart:error-indicator chart:style-name="ch9" chart:dimension="y"/>
            <chart:data-point chart:repeated="5"/>
            <chart:data-point chart:style-name="ch10"/>
            <chart:data-point chart:repeated="2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B</text:p>
              </table:table-cell>
              <table:table-cell office:value-type="string">
                <text:p>Spalte C</text:p>
              </table:table-cell>
              <table:table-cell office:value-type="string">
                <text:p>Spalte D</text:p>
              </table:table-cell>
              <table:table-cell office:value-type="string">
                <text:p>Spalte E</text:p>
              </table:table-cell>
            </table:table-row>
          </table:table-header-rows>
          <table:table-rows>
            <table:table-row>
              <table:table-cell office:value-type="string">
                <text:p>Start des Semesters</text:p>
                <draw:g>
                  <svg:desc>Timeline.C5:Timeline.C33</svg:desc>
                </draw:g>
              </table:table-cell>
              <table:table-cell office:value-type="float" office:value="42088">
                <text:p>42088</text:p>
                <draw:g>
                  <svg:desc>Timeline.B5:Timeline.B33</svg:desc>
                </draw:g>
              </table:table-cell>
              <table:table-cell office:value-type="float" office:value="NaN">
                <text:p>NaN</text:p>
                <draw:g>
                  <svg:desc>Timeline.C5:Timeline.C33</svg:desc>
                </draw:g>
              </table:table-cell>
              <table:table-cell office:value-type="float" office:value="NaN">
                <text:p>NaN</text:p>
                <draw:g>
                  <svg:desc>Timeline.D5:Timeline.D33</svg:desc>
                </draw:g>
              </table:table-cell>
              <table:table-cell office:value-type="float" office:value="15">
                <text:p>15</text:p>
                <draw:g>
                  <svg:desc>Timeline.E5:Timeline.E33</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nalyse
Debuggingtools</text:p>
              </table:table-cell>
              <table:table-cell office:value-type="float" office:value="42105">
                <text:p>42105</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sten verschiedener
Frameworks</text:p>
              </table:table-cell>
              <table:table-cell office:value-type="float" office:value="42096">
                <text:p>4209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02">
                <text:p>4210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Integration RoboViz</text:p>
              </table:table-cell>
              <table:table-cell office:value-type="float" office:value="42122">
                <text:p>42122</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auf-Optimierung</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ktualisierung der
Server-Config</text:p>
              </table:table-cell>
              <table:table-cell office:value-type="float" office:value="42143">
                <text:p>42143</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ing Challenge
Prototyp</text:p>
              </table:table-cell>
              <table:table-cell office:value-type="float" office:value="42150">
                <text:p>4215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igenes
Agent-Modell</text:p>
              </table:table-cell>
              <table:table-cell office:value-type="float" office:value="42160">
                <text:p>42160</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Dribbeln</text:p>
              </table:table-cell>
              <table:table-cell office:value-type="float" office:value="42167">
                <text:p>4216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Manuelle Steuerung</text:p>
              </table:table-cell>
              <table:table-cell office:value-type="float" office:value="42178">
                <text:p>4217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iteraturrecherche KI</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Erstes KI-Konzept -
State Machines</text:p>
              </table:table-cell>
              <table:table-cell office:value-type="float" office:value="42110">
                <text:p>42110</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Einfacher Torschütze
+ Torwart</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Finales KI-Konzept - 
Strategy-Role</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Intelligenter Stürmer</text:p>
              </table:table-cell>
              <table:table-cell office:value-type="float" office:value="42171">
                <text:p>42171</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Testspiel gegen Team KKB</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Intelligenter Torwart</text:p>
              </table:table-cell>
              <table:table-cell office:value-type="float" office:value="42177">
                <text:p>42177</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bsprache Schnittstellen</text:p>
              </table:table-cell>
              <table:table-cell office:value-type="float" office:value="42111">
                <text:p>42111</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Überarbeitete KI-Architektur</text:p>
              </table:table-cell>
              <table:table-cell office:value-type="float" office:value="42131">
                <text:p>42131</text:p>
              </table:table-cell>
              <table:table-cell office:value-type="float" office:value="NaN">
                <text:p>NaN</text:p>
              </table:table-cell>
              <table:table-cell office:value-type="float" office:value="NaN">
                <text:p>NaN</text:p>
              </table:table-cell>
              <table:table-cell office:value-type="float" office:value="-20">
                <text:p>-20</text:p>
              </table:table-cell>
            </table:table-row>
            <table:table-row>
              <table:table-cell office:value-type="string">
                <text:p>Verteidiger</text:p>
              </table:table-cell>
              <table:table-cell office:value-type="float" office:value="42184">
                <text:p>42184</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